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27968788147" calcext:value-type="float">
            <text:p>0,0127968788</text:p>
          </table:table-cell>
          <table:table-cell office:value-type="float" office:value="21.957228899" calcext:value-type="float">
            <text:p>21,9572288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36201381683" calcext:value-type="float">
            <text:p>0,0136201382</text:p>
          </table:table-cell>
          <table:table-cell office:value-type="float" office:value="21.6803231239" calcext:value-type="float">
            <text:p>21,68032312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2689529253" calcext:value-type="float">
            <text:p>99,63</text:p>
          </table:table-cell>
          <table:table-cell table:style-name="ce3" table:formula="of:=([.F4]/12597)*100" office:value-type="float" office:value="0.373104707470033" calcext:value-type="float">
            <text:p>0,37</text:p>
          </table:table-cell>
          <table:table-cell/>
          <table:table-cell table:style-name="ce4" table:formula="of:=[.E20]+[.H20]" office:value-type="float" office:value="12550" calcext:value-type="float">
            <text:p>12550</text:p>
          </table:table-cell>
          <table:table-cell table:formula="of:=12597-[.E4]" office:value-type="float" office:value="47" calcext:value-type="float">
            <text:p>47</text:p>
          </table:table-cell>
          <table:table-cell office:value-type="float" office:value="0.0128750801086" calcext:value-type="float">
            <text:p>0,0128750801</text:p>
          </table:table-cell>
          <table:table-cell office:value-type="float" office:value="21.7355811596" calcext:value-type="float">
            <text:p>21,73558115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/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0.0128040313721" calcext:value-type="float">
            <text:p>0,0128040314</text:p>
          </table:table-cell>
          <table:table-cell office:value-type="float" office:value="21.7242510319" calcext:value-type="float">
            <text:p>21,72425103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14217670874" calcext:value-type="float">
            <text:p>99,71</text:p>
          </table:table-cell>
          <table:table-cell table:style-name="ce3" table:formula="of:=([.F6]/12597)*100" office:value-type="float" office:value="0.285782329125982" calcext:value-type="float">
            <text:p>0,29</text:p>
          </table:table-cell>
          <table:table-cell/>
          <table:table-cell table:style-name="ce4" table:formula="of:=[.E22]+[.H22]" office:value-type="float" office:value="12561" calcext:value-type="float">
            <text:p>12561</text:p>
          </table:table-cell>
          <table:table-cell table:formula="of:=12597-[.E6]" office:value-type="float" office:value="36" calcext:value-type="float">
            <text:p>36</text:p>
          </table:table-cell>
          <table:table-cell office:value-type="float" office:value="0.0129759311676" calcext:value-type="float">
            <text:p>0,0129759312</text:p>
          </table:table-cell>
          <table:table-cell office:value-type="float" office:value="21.7123160362" calcext:value-type="float">
            <text:p>21,71231603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/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0.0130579471588" calcext:value-type="float">
            <text:p>0,0130579472</text:p>
          </table:table-cell>
          <table:table-cell office:value-type="float" office:value="21.7601799965" calcext:value-type="float">
            <text:p>21,760179996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29730701447" calcext:value-type="float">
            <text:p>0,0129730701</text:p>
          </table:table-cell>
          <table:table-cell office:value-type="float" office:value="21.7430579662" calcext:value-type="float">
            <text:p>21,74305796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00944669366" calcext:value-type="float">
            <text:p>99,73</text:p>
          </table:table-cell>
          <table:table-cell table:style-name="ce3" table:formula="of:=([.F9]/12597)*100" office:value-type="float" office:value="0.269905533063428" calcext:value-type="float">
            <text:p>0,27</text:p>
          </table:table-cell>
          <table:table-cell/>
          <table:table-cell table:style-name="ce4" table:formula="of:=[.E25]+[.H25]" office:value-type="float" office:value="12563" calcext:value-type="float">
            <text:p>12563</text:p>
          </table:table-cell>
          <table:table-cell table:formula="of:=12597-[.E9]" office:value-type="float" office:value="34" calcext:value-type="float">
            <text:p>34</text:p>
          </table:table-cell>
          <table:table-cell office:value-type="float" office:value="0.0129330158234" calcext:value-type="float">
            <text:p>0,0129330158</text:p>
          </table:table-cell>
          <table:table-cell office:value-type="float" office:value="21.7075219154" calcext:value-type="float">
            <text:p>21,70752191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/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0.0130360126495" calcext:value-type="float">
            <text:p>0,0130360126</text:p>
          </table:table-cell>
          <table:table-cell office:value-type="float" office:value="21.7308571339" calcext:value-type="float">
            <text:p>21,73085713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29489898682" calcext:value-type="float">
            <text:p>0,0129489899</text:p>
          </table:table-cell>
          <table:table-cell office:value-type="float" office:value="21.6573600769" calcext:value-type="float">
            <text:p>21,65736007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0.01300210952759" calcext:value-type="float">
            <text:p>0,0130021095</text:p>
          </table:table-cell>
          <table:table-cell table:formula="of:=SUM([.H2:.H11])/10" office:value-type="float" office:value="21.74086773395" calcext:value-type="float">
            <text:p>21,7408677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3" calcext:value-type="float">
            <text:p>67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714" calcext:value-type="float">
            <text:p>671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02" calcext:value-type="float">
            <text:p>67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693" calcext:value-type="float">
            <text:p>66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726" calcext:value-type="float">
            <text:p>672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3" calcext:value-type="float">
            <text:p>67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756" calcext:value-type="float">
            <text:p>675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2" calcext:value-type="float">
            <text:p>59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663" calcext:value-type="float">
            <text:p>66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29:15.091975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0S</meta:editing-duration>
    <meta:editing-cycles>6</meta:editing-cycles>
    <meta:generator>LibreOffice/5.1.6.2$Linux_X86_64 LibreOffice_project/10m0$Build-2</meta:generator>
    <dc:date>2018-01-20T04:30:58.324509177</dc:date>
    <meta:document-statistic meta:table-count="1" meta:cell-count="167" meta:object-count="0"/>
  </office:meta>
</office:document-meta>
</file>